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fdddc" officeooo:paragraph-rsid="000fdddc"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fdddc" officeooo:paragraph-rsid="0011bc01"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0fdddc" officeooo:paragraph-rsid="000fdddc" style:font-weight-asian="normal" style:font-weight-complex="normal"/>
    </style:style>
    <style:style style:name="P4" style:family="paragraph" style:parent-style-name="Standard">
      <style:text-properties style:text-underline-style="none" fo:font-weight="normal" officeooo:rsid="0011bc01" officeooo:paragraph-rsid="0011bc01" style:font-weight-asian="normal" style:font-weight-complex="normal"/>
    </style:style>
    <style:style style:name="P5" style:family="paragraph" style:parent-style-name="Standard">
      <style:text-properties style:text-underline-style="none" fo:font-weight="normal" officeooo:rsid="000fdddc" officeooo:paragraph-rsid="000fdddc" style:font-weight-asian="normal" style:font-weight-complex="normal"/>
    </style:style>
    <style:style style:name="P6" style:family="paragraph" style:parent-style-name="Standard">
      <style:text-properties style:text-underline-style="none" fo:font-weight="normal" officeooo:rsid="0017ff6f" officeooo:paragraph-rsid="0017ff6f" style:font-weight-asian="normal" style:font-weight-complex="normal"/>
    </style:style>
    <style:style style:name="P7" style:family="paragraph" style:parent-style-name="Standard">
      <style:text-properties style:text-underline-style="none" fo:font-weight="normal" officeooo:rsid="001b1136" officeooo:paragraph-rsid="001b1136" style:font-weight-asian="normal" style:font-weight-complex="normal"/>
    </style:style>
    <style:style style:name="P8" style:family="paragraph" style:parent-style-name="Standard">
      <style:text-properties style:text-underline-style="none" fo:font-weight="normal" officeooo:rsid="001c2be3" officeooo:paragraph-rsid="001c2be3" style:font-weight-asian="normal" style:font-weight-complex="normal"/>
    </style:style>
    <style:style style:name="P9" style:family="paragraph" style:parent-style-name="Standard">
      <style:text-properties officeooo:paragraph-rsid="0011bc01"/>
    </style:style>
    <style:style style:name="P10" style:family="paragraph" style:parent-style-name="Standard">
      <style:text-properties style:text-underline-style="solid" style:text-underline-width="auto" style:text-underline-color="font-color" fo:font-weight="bold" officeooo:rsid="000fdddc" officeooo:paragraph-rsid="000fdddc"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fdddc" officeooo:paragraph-rsid="0020a62a"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1bc01" officeooo:paragraph-rsid="0011bc01" style:font-weight-asian="bold" style:font-weight-complex="bold"/>
    </style:style>
    <style:style style:name="P13" style:family="paragraph" style:parent-style-name="Standard">
      <style:text-properties style:text-underline-style="none" fo:font-weight="normal" officeooo:rsid="000fdddc" officeooo:paragraph-rsid="001f7fd5" style:font-weight-asian="normal" style:font-weight-complex="normal"/>
    </style:style>
    <style:style style:name="P14" style:family="paragraph" style:parent-style-name="Standard">
      <style:text-properties style:text-underline-style="none" fo:font-weight="normal" officeooo:rsid="0020a62a" officeooo:paragraph-rsid="0020a62a" style:font-weight-asian="normal" style:font-weight-complex="normal"/>
    </style:style>
    <style:style style:name="P15" style:family="paragraph" style:parent-style-name="Standard">
      <style:text-properties style:text-underline-style="none" fo:font-weight="normal" officeooo:rsid="00221d70" officeooo:paragraph-rsid="00226e35" style:font-weight-asian="normal" style:font-weight-complex="normal"/>
    </style:style>
    <style:style style:name="P16" style:family="paragraph" style:parent-style-name="Standard">
      <style:text-properties style:text-underline-style="none" fo:font-weight="normal" officeooo:rsid="0017ff6f" officeooo:paragraph-rsid="0017ff6f" style:font-weight-asian="normal" style:font-weight-complex="normal"/>
    </style:style>
    <style:style style:name="P17" style:family="paragraph" style:parent-style-name="Standard">
      <style:text-properties style:text-underline-style="none" fo:font-weight="normal" officeooo:rsid="0017ff6f" officeooo:paragraph-rsid="00226e35" style:font-weight-asian="normal" style:font-weight-complex="normal"/>
    </style:style>
    <style:style style:name="P18" style:family="paragraph" style:parent-style-name="Standard">
      <style:text-properties style:text-underline-style="none" fo:font-weight="normal" officeooo:rsid="00226e35" officeooo:paragraph-rsid="00226e35" style:font-weight-asian="normal" style:font-weight-complex="normal"/>
    </style:style>
    <style:style style:name="P19" style:family="paragraph" style:parent-style-name="Standard">
      <style:text-properties fo:font-style="italic" style:text-underline-style="none" fo:font-weight="normal" officeooo:rsid="000fdddc" officeooo:paragraph-rsid="001f133e" style:font-style-asian="italic" style:font-weight-asian="normal" style:font-style-complex="italic" style:font-weight-complex="normal"/>
    </style:style>
    <style:style style:name="P20" style:family="paragraph" style:parent-style-name="Standard">
      <style:text-properties fo:font-style="normal" style:text-underline-style="none" fo:font-weight="normal" officeooo:rsid="0011bc01" officeooo:paragraph-rsid="0011bc01" style:font-style-asian="normal" style:font-weight-asian="normal" style:font-style-complex="normal" style:font-weight-complex="normal"/>
    </style:style>
    <style:style style:name="P21" style:family="paragraph" style:parent-style-name="Standard">
      <style:text-properties fo:color="#c9211e" fo:font-style="italic" style:text-underline-style="none" fo:font-weight="normal" officeooo:rsid="000fdddc" officeooo:paragraph-rsid="001f133e" style:font-style-asian="italic" style:font-weight-asian="normal" style:font-style-complex="italic" style:font-weight-complex="normal"/>
    </style:style>
    <style:style style:name="P22" style:family="paragraph" style:parent-style-name="Standard">
      <style:text-properties fo:color="#c9211e" fo:font-style="italic" style:text-underline-style="none" fo:font-weight="normal" officeooo:rsid="000fdddc" officeooo:paragraph-rsid="0020a62a" style:font-style-asian="italic" style:font-weight-asian="normal" style:font-style-complex="italic" style:font-weight-complex="normal"/>
    </style:style>
    <style:style style:name="P23" style:family="paragraph" style:parent-style-name="Standard">
      <style:text-properties fo:color="#c9211e" fo:font-style="italic" style:text-underline-style="none" fo:font-weight="normal" officeooo:rsid="000fdddc" officeooo:paragraph-rsid="00226e35" style:font-style-asian="italic" style:font-weight-asian="normal" style:font-style-complex="italic" style:font-weight-complex="normal"/>
    </style:style>
    <style:style style:name="P24" style:family="paragraph" style:parent-style-name="Standard">
      <style:text-properties officeooo:paragraph-rsid="001f7fd5"/>
    </style:style>
    <style:style style:name="P25" style:family="paragraph" style:parent-style-name="Standard">
      <style:text-properties officeooo:rsid="001f7fd5" officeooo:paragraph-rsid="001f7fd5"/>
    </style:style>
    <style:style style:name="P26" style:family="paragraph" style:parent-style-name="Standard">
      <style:text-properties officeooo:paragraph-rsid="0017ff6f"/>
    </style:style>
    <style:style style:name="T1" style:family="text">
      <style:text-properties officeooo:rsid="0011bc01"/>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1bc01" style:font-weight-asian="normal" style:font-weight-complex="normal"/>
    </style:style>
    <style:style style:name="T4" style:family="text">
      <style:text-properties style:text-underline-style="none" fo:font-weight="normal" officeooo:rsid="00137f07" style:font-weight-asian="normal" style:font-weight-complex="normal"/>
    </style:style>
    <style:style style:name="T5" style:family="text">
      <style:text-properties style:text-underline-style="none" fo:font-weight="normal" officeooo:rsid="0013b791" style:font-weight-asian="normal" style:font-weight-complex="normal"/>
    </style:style>
    <style:style style:name="T6" style:family="text">
      <style:text-properties style:text-underline-style="none" fo:font-weight="normal" officeooo:rsid="0013bde0" style:font-weight-asian="normal" style:font-weight-complex="normal"/>
    </style:style>
    <style:style style:name="T7" style:family="text">
      <style:text-properties style:text-underline-style="none" fo:font-weight="normal" officeooo:rsid="0015de6a" style:font-weight-asian="normal" style:font-weight-complex="normal"/>
    </style:style>
    <style:style style:name="T8" style:family="text">
      <style:text-properties style:text-underline-style="none" fo:font-weight="normal" officeooo:rsid="0017ff6f" style:font-weight-asian="normal" style:font-weight-complex="normal"/>
    </style:style>
    <style:style style:name="T9" style:family="text">
      <style:text-properties style:text-underline-style="none" fo:font-weight="normal" officeooo:rsid="00186e80" style:font-weight-asian="normal" style:font-weight-complex="normal"/>
    </style:style>
    <style:style style:name="T10" style:family="text">
      <style:text-properties style:text-underline-style="none" fo:font-weight="normal" officeooo:rsid="001f133e" style:font-weight-asian="normal" style:font-weight-complex="normal"/>
    </style:style>
    <style:style style:name="T11" style:family="text">
      <style:text-properties style:text-underline-style="none" fo:font-weight="normal" officeooo:rsid="001f7fd5" style:font-weight-asian="normal" style:font-weight-complex="normal"/>
    </style:style>
    <style:style style:name="T12" style:family="text">
      <style:text-properties style:text-underline-style="none" fo:font-weight="bold" officeooo:rsid="0011bc01" style:font-weight-asian="bold" style:font-weight-complex="bold"/>
    </style:style>
    <style:style style:name="T13" style:family="text">
      <style:text-properties style:text-underline-style="none" fo:font-weight="bold" officeooo:rsid="00137f07" style:font-weight-asian="bold" style:font-weight-complex="bold"/>
    </style:style>
    <style:style style:name="T14" style:family="text">
      <style:text-properties style:text-underline-style="none" fo:font-weight="bold" officeooo:rsid="001f133e" style:font-weight-asian="bold" style:font-weight-complex="bold"/>
    </style:style>
    <style:style style:name="T15" style:family="text">
      <style:text-properties style:text-underline-style="none" fo:font-weight="bold" officeooo:rsid="001f7fd5" style:font-weight-asian="bold" style:font-weight-complex="bold"/>
    </style:style>
    <style:style style:name="T16" style:family="text">
      <style:text-properties style:text-underline-style="none" fo:font-weight="bold" officeooo:rsid="0020a62a" style:font-weight-asian="bold" style:font-weight-complex="bold"/>
    </style:style>
    <style:style style:name="T17" style:family="text">
      <style:text-properties style:text-underline-style="none" fo:font-weight="bold" officeooo:rsid="0023e841" style:font-weight-asian="bold" style:font-weight-complex="bold"/>
    </style:style>
    <style:style style:name="T18" style:family="text">
      <style:text-properties style:text-underline-style="none" officeooo:rsid="0020a62a"/>
    </style:style>
    <style:style style:name="T19" style:family="text">
      <style:text-properties officeooo:rsid="00137f07"/>
    </style:style>
    <style:style style:name="T20" style:family="text">
      <style:text-properties officeooo:rsid="001b1136"/>
    </style:style>
    <style:style style:name="T21" style:family="text">
      <style:text-properties fo:font-weight="bold" style:font-weight-asian="bold" style:font-weight-complex="bold"/>
    </style:style>
    <style:style style:name="T22" style:family="text">
      <style:text-properties fo:font-weight="bold" officeooo:rsid="00226e35" style:font-weight-asian="bold" style:font-weight-complex="bold"/>
    </style:style>
    <style:style style:name="T23" style:family="text">
      <style:text-properties fo:font-weight="bold" officeooo:rsid="00186e80" style:font-weight-asian="bold" style:font-weight-complex="bold"/>
    </style:style>
    <style:style style:name="T24" style:family="text">
      <style:text-properties fo:font-weight="bold" officeooo:rsid="0017ff6f" style:font-weight-asian="bold" style:font-weight-complex="bold"/>
    </style:style>
    <style:style style:name="T25" style:family="text">
      <style:text-properties fo:font-weight="bold" officeooo:rsid="0022b25e" style:font-weight-asian="bold" style:font-weight-complex="bold"/>
    </style:style>
    <style:style style:name="T26" style:family="text">
      <style:text-properties officeooo:rsid="001f133e"/>
    </style:style>
    <style:style style:name="T27" style:family="text">
      <style:text-properties fo:font-style="normal" style:text-underline-style="none" fo:font-weight="normal" officeooo:rsid="0011bc01" style:font-style-asian="normal" style:font-weight-asian="normal" style:font-style-complex="normal" style:font-weight-complex="normal"/>
    </style:style>
    <style:style style:name="T28" style:family="text">
      <style:text-properties fo:font-style="normal" style:text-underline-style="none" fo:font-weight="normal" officeooo:rsid="001f133e" style:font-style-asian="normal" style:font-weight-asian="normal" style:font-style-complex="normal" style:font-weight-complex="normal"/>
    </style:style>
    <style:style style:name="T29" style:family="text">
      <style:text-properties fo:font-style="normal" style:text-underline-style="none" fo:font-weight="bold" officeooo:rsid="0011bc01" style:font-style-asian="normal" style:font-weight-asian="bold" style:font-style-complex="normal" style:font-weight-complex="bold"/>
    </style:style>
    <style:style style:name="T30" style:family="text">
      <style:text-properties officeooo:rsid="001f7fd5"/>
    </style:style>
    <style:style style:name="T31" style:family="text">
      <style:text-properties officeooo:rsid="0020a62a"/>
    </style:style>
    <style:style style:name="T32" style:family="text">
      <style:text-properties officeooo:rsid="00226e35"/>
    </style:style>
    <style:style style:name="T33" style:family="text">
      <style:text-properties officeooo:rsid="00186e80"/>
    </style:style>
    <style:style style:name="T34" style:family="text">
      <style:text-properties officeooo:rsid="0022b25e"/>
    </style:style>
    <style:style style:name="T35" style:family="text">
      <style:text-properties officeooo:rsid="0023e8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po 1 :</text:p>
      <text:p text:style-name="P9"><text:span text:style-name="T27">Bonjour à tous, je vais vous présenter aujourd’hui, </text:span><text:span text:style-name="T29">le projet de recherche</text:span><text:span text:style-name="T27"> sur lequel j’ai travaillé durant ces derniers mois </text:span><text:span text:style-name="T28">dans le cadre</text:span><text:span text:style-name="T27"> </text:span><text:span text:style-name="T29">mon stage de Master 2 Bio-informatique</text:span><text:span text:style-name="T27">.</text:span></text:p>
      <text:p text:style-name="P20"/>
      <text:p text:style-name="P21"><text:span text:style-name="T26">_______________________________00_min_05_secondes_______________________________</text:span></text:p>
      <text:p text:style-name="P19"/>
      <text:p text:style-name="P1">Diapo 2 :</text:p>
      <text:p text:style-name="P4">Je vais commencer <text:span text:style-name="T19">rapidement</text:span> par une petite introduction pour vous <text:span text:style-name="T21">présenter le sujet</text:span>.</text:p>
      <text:p text:style-name="P12"/>
      <text:p text:style-name="P21"><text:span text:style-name="T26">_______________________________00_min_10_secondes_______________________________</text:span></text:p>
      <text:p text:style-name="P19"/>
      <text:p text:style-name="P1">Diapo 3 :</text:p>
      <text:p text:style-name="P9"><text:span text:style-name="T3">Je </text:span><text:span text:style-name="T12">travaille sur des formes rares et aggressives de cancer du sein triple négatif</text:span><text:span text:style-name="T3"> que l‘on appelle carcinomes mammaires métaplasiques (ou </text:span><text:span text:style-name="T12">MpBC</text:span><text:span text:style-name="T3">). </text:span><text:span text:style-name="T4">Malgr</text:span><text:span text:style-name="T7">é</text:span><text:span text:style-name="T4"> les extensives recherches faite sur le cancer du sein, e</text:span><text:span text:style-name="T3">ncore aujourd’hui, </text:span><text:span text:style-name="T4">ces tumeurs sont de </text:span><text:span text:style-name="T13">mauvais pronostic</text:span><text:span text:style-name="T4"> et on ne disposent actuellement </text:span><text:span text:style-name="T14">aucun</text:span><text:span text:style-name="T13"> </text:span><text:span text:style-name="T14">marqueurs moléculaires pour le diagnostic (uniquement histologique)</text:span><text:span text:style-name="T4"> </text:span><text:span text:style-name="T10">et l</text:span><text:span text:style-name="T4">es </text:span><text:span text:style-name="T13">thérapies classiques du cancer du sein échouent</text:span><text:span text:style-name="T4"> et ne sont pas assez spécifiques, ce qui amène à une </text:span><text:span text:style-name="T13">importante mortalité</text:span><text:span text:style-name="T4"> chez les patientes atteintes de cette forme de cancer du sein.</text:span></text:p>
      <text:p text:style-name="P1"/>
      <text:p text:style-name="P21"><text:span text:style-name="T26">_______________________________00_min_</text:span><text:span text:style-name="T30">5</text:span><text:span text:style-name="T26">0_secondes_______________________________</text:span></text:p>
      <text:p text:style-name="P1"/>
      <text:p text:style-name="P1">Diapo 4 :</text:p>
      <text:p text:style-name="P24"><text:span text:style-name="T11">C</text:span><text:span text:style-name="T4">es carcinomes </text:span><text:span text:style-name="T11">sont particulièrement </text:span><text:span text:style-name="T5">intéressant </text:span><text:span text:style-name="T11">car on retrouve au sein de chaque tumeur la </text:span><text:span text:style-name="T15">présence de différents compartiment tumoraux</text:span><text:span text:style-name="T4">. </text:span><text:span text:style-name="T11">Ces compartiment tumoraux sont composé de </text:span><text:span text:style-name="T15">cellule tumorales transdifférenciées.</text:span><text:span text:style-name="T11"> (présence de cellule</text:span><text:span text:style-name="T8"> exotiques qui d’habitude n’ont rien à faire dans ce tissu</text:span><text:span text:style-name="T11">)</text:span><text:span text:style-name="T8">. </text:span><text:span text:style-name="T11">On voit par exemple ici, une </text:span><text:span text:style-name="T15">coupe histologique d’un echantillon MpBC</text:span><text:span text:style-name="T11"> avec un compartiment de </text:span><text:span text:style-name="T15">cellules tumorales chondroides</text:span><text:span text:style-name="T11"> et un compartiment de </text:span><text:span text:style-name="T15">cellules tumorales épithéliales, </text:span><text:span text:style-name="T16">au sein de la même tumeur.</text:span></text:p>
      <text:p text:style-name="P24"><text:span text:style-name="T16"/></text:p>
      <text:p text:style-name="P11"><text:span text:style-name="T16">Diapo </text:span><text:span text:style-name="T18">5</text:span><text:span text:style-name="T16"> :</text:span></text:p>
      <text:p text:style-name="P24"><text:span text:style-name="T8">A </text:span><text:span text:style-name="T11">partir de cellules métaplasique nous allons pourvoir observé la </text:span><text:span text:style-name="T15">transdifférenciation en plusieurs sous-type : les </text:span><text:span text:style-name="T16">malpighienne</text:span><text:span text:style-name="T15">, les chondroides </text:span><text:span text:style-name="T11">(qui vont s’enfermer dans une logette de matrice catilagineuse), </text:span><text:span text:style-name="T15">les osteosarcomatoides</text:span><text:span text:style-name="T11"> (sécrtion d’une matrice osseuse), </text:span><text:span text:style-name="T15">les spindle-cell</text:span><text:span text:style-name="T17">s</text:span><text:span text:style-name="T11"> (forme allongé), </text:span><text:span text:style-name="T15">d’autres sous-types avec des phénotypes mésenchymateux tumoraux.</text:span><text:span text:style-name="T11"> </text:span></text:p>
      <text:p text:style-name="P25"><text:span text:style-name="T2"/></text:p>
      <text:p text:style-name="P22"><text:span text:style-name="T26">_______________________________</text:span><text:span text:style-name="T31">0</text:span><text:span text:style-name="T34">2</text:span><text:span text:style-name="T26">_min_</text:span><text:span text:style-name="T34">0</text:span><text:span text:style-name="T26">0_secondes_______________________________</text:span></text:p>
      <text:p text:style-name="P22"/>
      <text:p text:style-name="P13"><text:span text:style-name="T6"/></text:p>
      <text:p text:style-name="P1">Diapo <text:span text:style-name="T31">6</text:span> :</text:p>
      <text:p text:style-name="P14">Les <text:span text:style-name="T21">problématique</text:span> soulevé dans ce projet de recherche sont de <text:span text:style-name="T21">comprendre finalement la trajectoire évolutive</text:span> des cellules mammaires métaplasiques, en <text:span text:style-name="T21">identifiants les déterinants intrinsèque</text:span> aux cellules métaplasique (génome, l’épigénome), mais également les potentielles <text:span text:style-name="T21">déterminants extrinsèques</text:span> perçu par la cellul dans son microenvironnement tumoral.</text:p>
      <text:p text:style-name="P15">Ce projet permettra également à terme <text:span text:style-name="T21">d’identifier des marqueurs moléculaires </text:span>qui pourront <text:span text:style-name="T21">facilité le diagnostic </text:span><text:span text:style-name="T22">et </text:span><text:span text:style-name="T23">faire</text:span><text:span text:style-name="T24"> </text:span><text:span text:style-name="T23">la cible de thérapies</text:span><text:span text:style-name="T33"> plus spécifiques que celles proposés actuellement.</text:span></text:p>
      <text:p text:style-name="P14"/>
      <text:p text:style-name="P18"><text:span text:style-name="T21">Dans le cadre de stage </text:span><text:span text:style-name="T25">et le temps accordé</text:span>, les objectifs étaient d’abord d’<text:span text:style-name="T21">identifier des marqueurs phénotypique</text:span> spécifique de chaque sous-types, <text:span text:style-name="T34">et dans un 2e temps d’analyser les </text:span><text:span text:style-name="T25">CNA entre les différent compartiments tumoraux</text:span><text:span text:style-name="T34">.</text:span></text:p>
      <text:p text:style-name="P18"/>
      <text:p text:style-name="P23"><text:span text:style-name="T26">_______________________________</text:span><text:span text:style-name="T31">0</text:span><text:span text:style-name="T35">3</text:span><text:span text:style-name="T26">_min_</text:span><text:span text:style-name="T35">0</text:span><text:span text:style-name="T26">0_secondes_______________________________</text:span></text:p>
      <text:p text:style-name="P17"><text:soft-page-break/></text:p>
      <text:p text:style-name="P26"><text:span text:style-name="T9"/></text:p>
      <text:p text:style-name="P6"/>
      <text:p text:style-name="P6"/>
      <text:p text:style-name="P1">Diapo <text:span text:style-name="T32">7</text:span> :</text:p>
      <text:p text:style-name="P7">Pour répondre à ces questions nous avons des données de transcriptomique spatiales pour 16 patientes toutes atteintes de MpBC mixtes avec différents compartiments transdifférenciés.</text:p>
      <text:p text:style-name="P3"/>
      <text:p text:style-name="P1">Diapo <text:span text:style-name="T1">7</text:span> :</text:p>
      <text:p text:style-name="P7">Voici l’exemple d’un échantillon d’une des patientes...</text:p>
      <text:p text:style-name="P7"/>
      <text:p text:style-name="P1">Diapo <text:span text:style-name="T1">8</text:span> :</text:p>
      <text:p text:style-name="P5">… <text:span text:style-name="T20">où on peut définir plusieurs zones histologiques avec des sous-types cellulaires différents. On voit des zones avec des cellules transdifférenciés en cellules tumorales chondroides, d’autres en cellules tumral épithélial, du tissu sein. Et ce que nous voyon sont en fait des spot Visium recouvrant tous le tissus et avec une annotation réalisé par une experte.</text:span></text:p>
      <text:p text:style-name="P5"/>
      <text:p text:style-name="P1">Diapo <text:span text:style-name="T1">9</text:span> :</text:p>
      <text:p text:style-name="P1">Diapo 1<text:span text:style-name="T1">0</text:span> :</text:p>
      <text:p text:style-name="P1">Diapo 1<text:span text:style-name="T1">1</text:span> :</text:p>
      <text:p text:style-name="P1">Diapo 1<text:span text:style-name="T1">2</text:span> :</text:p>
      <text:p text:style-name="P1">Diapo 1<text:span text:style-name="T1">3</text:span> :</text:p>
      <text:p text:style-name="P1">Diapo 1<text:span text:style-name="T1">4</text:span> :</text:p>
      <text:p text:style-name="P1">Diapo 1<text:span text:style-name="T1">5</text:span> :</text:p>
      <text:p text:style-name="P1">Diapo 1<text:span text:style-name="T1">6</text:span> :</text:p>
      <text:p text:style-name="P1">Diapo 1<text:span text:style-name="T1">7</text:span> :</text:p>
      <text:p text:style-name="P1">Diapo 1<text:span text:style-name="T1">8</text:span> :</text:p>
      <text:p text:style-name="P1">Diapo 1<text:span text:style-name="T1">9</text:span> :</text:p>
      <text:p text:style-name="P1">Diapo <text:span text:style-name="T1">20</text:span> :</text:p>
      <text:p text:style-name="P1">Diapo <text:span text:style-name="T1">21</text:span> :</text:p>
      <text:p text:style-name="P1">Diapo <text:span text:style-name="T1">22</text:span> :</text:p>
      <text:p text:style-name="P1">Diapo <text:span text:style-name="T1">23</text:span> :</text:p>
      <text:p text:style-name="P8">Donc pour conclure.</text:p>
      <text:p text:style-name="P5"/>
      <text:p text:style-name="P1">Diapo <text:span text:style-name="T1">24</text:span> :</text:p>
      <text:p text:style-name="P8"/>
      <text:p text:style-name="P1">Diapo <text:span text:style-name="T1">25</text:span> :</text:p>
      <text:p text:style-name="P1">Diapo <text:span text:style-name="T1">26</text:span> :</text:p>
      <text:p text:style-name="P1">Diapo <text:span text:style-name="T1">27</text:span> :</text:p>
      <text:p text:style-name="P2">Diapo <text:span text:style-name="T1">28</text:span> :</text:p>
      <text:p text:style-name="P2">Diapo <text:span text:style-name="T1">29</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5-20T12:47:50.814880912</meta:creation-date>
    <dc:date>2025-05-23T13:36:55.100279128</dc:date>
    <meta:editing-duration>PT4H23M33S</meta:editing-duration>
    <meta:editing-cycles>4</meta:editing-cycles>
    <meta:generator>LibreOffice/6.4.7.2$Linux_X86_64 LibreOffice_project/40$Build-2</meta:generator>
    <meta:document-statistic meta:table-count="0" meta:image-count="0" meta:object-count="0" meta:page-count="2" meta:paragraph-count="47" meta:word-count="534" meta:character-count="3786" meta:non-whitespace-character-count="3298"/>
  </office:meta>
</office:document-meta>
</file>